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692" calcext:value-type="float">
            <text:p>127.7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7392" calcext:value-type="float">
            <text:p>125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8936" calcext:value-type="float">
            <text:p>125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072" calcext:value-type="float">
            <text:p>123.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6448" calcext:value-type="float">
            <text:p>122.4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9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8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8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7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201</text:p>
          </table:table-cell>
          <table:table-cell office:value-type="string" calcext:value-type="string">
            <text:p>196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